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ommaire">
        <table:table-column table:number-columns-repeated="2"/>
        <table:table-column/>
        <table:table-row>
          <table:table-cell office:value-type="string" calcext:value-type="string" office:string-value="Fichiers" table:style-name="ce1">
            <text:p>Fichiers</text:p>
          </table:table-cell>
          <table:table-cell office:value-type="string" calcext:value-type="string" office:string-value="Titre" table:style-name="ce1">
            <text:p>Titre</text:p>
          </table:table-cell>
        </table:table-row>
        <table:table-row>
          <table:table-cell office:value-type="string" calcext:value-type="string" office:string-value="./testfiles/texte_test0.odt">
            <text:p>./testfiles/texte_test0.odt</text:p>
          </table:table-cell>
          <table:table-cell office:value-type="string" calcext:value-type="string" office:string-value="Titre test0.odt">
            <text:p>Titre test0.odt</text:p>
          </table:table-cell>
        </table:table-row>
        <table:table-row>
          <table:table-cell office:value-type="string" calcext:value-type="string" office:string-value="./testfiles/texte_test1.odt">
            <text:p>./testfiles/texte_test1.odt</text:p>
          </table:table-cell>
          <table:table-cell office:value-type="string" calcext:value-type="string" office:string-value="Titre pricipal">
            <text:p>Titre pricipal</text:p>
          </table:table-cell>
          <table:table-cell office:value-type="string" calcext:value-type="string" office:string-value="Titre">
            <text:p>Titre</text:p>
          </table:table-cell>
        </table:table-row>
        <table:table-row>
          <table:table-cell office:value-type="string" calcext:value-type="string" office:string-value="./testfiles/texte_test2.odt">
            <text:p>./testfiles/texte_test2.odt</text:p>
          </table:table-cell>
          <table:table-cell office:value-type="string" calcext:value-type="string" office:string-value="Titre test0.odt">
            <text:p>Titre test0.odt</text:p>
          </table:table-cell>
          <table:table-cell office:value-type="string" calcext:value-type="string" office:string-value="Encore un titre">
            <text:p>Encore un titre</text:p>
          </table:table-cell>
        </table:table-row>
        <table:table-row>
          <table:table-cell office:value-type="string" calcext:value-type="string" office:string-value="./testfiles/texte_test3.odt">
            <text:p>./testfiles/texte_test3.odt</text:p>
          </table:table-cell>
          <table:table-cell office:value-type="string" calcext:value-type="string" office:string-value="Titre test3.odt">
            <text:p>Titre test3.odt</text:p>
          </table:table-cell>
          <table:table-cell office:value-type="string" calcext:value-type="string" office:string-value="Encore un titre, mais formaté">
            <text:p>Encore un titre, mais format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2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